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0f3a" officeooo:paragraph-rsid="001e0f3a"/>
    </style:style>
    <style:style style:name="P2" style:family="paragraph" style:parent-style-name="Standard">
      <style:paragraph-properties fo:text-align="center" style:justify-single-word="false"/>
      <style:text-properties officeooo:rsid="001e0f3a" officeooo:paragraph-rsid="001e0f3a"/>
    </style:style>
    <style:style style:name="P3" style:family="paragraph" style:parent-style-name="Standard">
      <style:text-properties officeooo:rsid="001e0f3a" officeooo:paragraph-rsid="00235a53"/>
    </style:style>
    <style:style style:name="P4" style:family="paragraph" style:parent-style-name="Standard">
      <style:text-properties officeooo:rsid="001f23f3" officeooo:paragraph-rsid="001f23f3"/>
    </style:style>
    <style:style style:name="P5" style:family="paragraph" style:parent-style-name="Standard">
      <style:text-properties officeooo:rsid="001fdaab" officeooo:paragraph-rsid="001fdaab"/>
    </style:style>
    <style:style style:name="P6" style:family="paragraph" style:parent-style-name="Standard">
      <style:text-properties officeooo:rsid="00235a53" officeooo:paragraph-rsid="001fdaab"/>
    </style:style>
    <style:style style:name="P7" style:family="paragraph" style:parent-style-name="Standard">
      <style:text-properties officeooo:rsid="00235a53" officeooo:paragraph-rsid="00235a53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officeooo:rsid="001e0f3a"/>
    </style:style>
    <style:style style:name="T2" style:family="text">
      <style:text-properties style:text-position="sub 58%"/>
    </style:style>
    <style:style style:name="T3" style:family="text">
      <style:text-properties officeooo:rsid="001ecc5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<text:span text:style-name="T1">Operator </text:span>Overloading <text:span text:style-name="T1">With Function Currying</text:span></text:p>
      <text:p text:style-name="P2">by Sven Nilsen, 2019</text:p>
      <text:p text:style-name="P1"/>
      <text:p text:style-name="P1">In higher order operator overloading<text:span text:style-name="T5"><text:reference-ref text:reference-format="text" text:ref-name="1">[1]</text:reference-ref></text:span>, one has the following:</text:p>
      <text:p text:style-name="P1"/>
      <text:p text:style-name="P1"><text:tab/>g(f<text:span text:style-name="T2">0</text:span>, f<text:span text:style-name="T2">1</text:span>) := \(a: A) = g(f<text:span text:style-name="T2">0</text:span>(a), f<text:span text:style-name="T2">1</text:span>(a))</text:p>
      <text:p text:style-name="P1"/>
      <text:p text:style-name="P1"><text:tab/>f<text:span text:style-name="T2">0</text:span> : A → T</text:p>
      <text:p text:style-name="P1"><text:tab/>f<text:span text:style-name="T2">1</text:span> : A → T</text:p>
      <text:p text:style-name="P1"><text:tab/>g : T ⨯ T → T</text:p>
      <text:p text:style-name="P1"/>
      <text:p text:style-name="P1">Assume the following types instead:</text:p>
      <text:p text:style-name="P1"/>
      <text:p text:style-name="P1"><text:tab/>f<text:span text:style-name="T2">0</text:span> : A → B → T</text:p>
      <text:p text:style-name="P1"><text:tab/>f<text:span text:style-name="T2">1</text:span> : A → B → T</text:p>
      <text:p text:style-name="P1"><text:tab/>g : T ⨯ T → T</text:p>
      <text:p text:style-name="P1"/>
      <text:p text:style-name="P1">Notice that the function `f<text:span text:style-name="T2">0</text:span>` and `f<text:span text:style-name="T2">1</text:span>` takes two arguments by function currying<text:span text:style-name="T5"><text:reference-ref text:reference-format="text" text:ref-name="2">[2]</text:reference-ref></text:span>.</text:p>
      <text:p text:style-name="P1"/>
      <text:p text:style-name="P3">Starting with <text:span text:style-name="T3">two arguments, one can work backwards using higher order operator overloading</text:span><text:span text:style-name="T5"><text:reference-ref text:reference-format="text" text:ref-name="1">[1]</text:reference-ref></text:span>:</text:p>
      <text:p text:style-name="P1"/>
      <text:p text:style-name="P1"><text:tab/>g(f<text:span text:style-name="T2">0</text:span>(a)(b), f<text:span text:style-name="T2">1</text:span>(a)(b)) : T</text:p>
      <text:p text:style-name="P1"><text:tab/>g(f<text:span text:style-name="T2">0</text:span>(a), f<text:span text:style-name="T2">1</text:span>(a)) : B → T</text:p>
      <text:p text:style-name="P1"><text:tab/>g(f<text:span text:style-name="T2">0</text:span>, f<text:span text:style-name="T2">1</text:span>) : A → B → T</text:p>
      <text:p text:style-name="P1"/>
      <text:p text:style-name="P4">This proves that higher order operator overloading can be used with function currying.</text:p>
      <text:h text:style-name="P8" text:outline-level="3">References:</text:h>
      <text:p text:style-name="P5"/>
      <text:p text:style-name="P5"><text:reference-mark-start text:name="1"/>[1]<text:reference-mark-end text:name="1"/><text:tab/>“Higher Order Operator Overloading”</text:p>
      <text:p text:style-name="P5"><text:tab/>Sven Nilsen, 2018</text:p>
      <text:p text:style-name="P5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4">https://github.com/advancedresearch/path_semantics/blob/master/papers-wip/higher-order-operator-overloading.pdf</text:span></text:a></text:p>
      <text:p text:style-name="P5"/>
      <text:p text:style-name="P6"><text:reference-mark-start text:name="2"/>[2]<text:reference-mark-end text:name="2"/><text:tab/>“Currying”</text:p>
      <text:p text:style-name="P6"><text:tab/>Wikipedia</text:p>
      <text:p text:style-name="P7"><text:tab/><text:a xlink:type="simple" xlink:href="https://en.wikipedia.org/wiki/Currying" text:style-name="Internet_20_link" text:visited-style-name="Visited_20_Internet_20_Link"><text:span text:style-name="T4">https://en.wikipedia.org/wiki/Currying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48:05.266636000</meta:creation-date>
    <dc:date>2019-05-08T14:54:26.643817000</dc:date>
    <meta:editing-duration>PT2H1M44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4" meta:word-count="142" meta:character-count="872" meta:non-whitespace-character-count="740"/>
  </office:meta>
</office:document-meta>
</file>